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∣" close="〉">
              <mrow>
                <msub>
                  <mo stretchy="false">ϕ</mo>
                  <mn>2</mn>
                </msub>
              </mrow>
            </mfenced>
            <mrow>
              <mi/>
              <mo stretchy="false">=</mo>
              <mi/>
            </mrow>
            <mrow>
              <munder>
                <mo stretchy="false">∫</mo>
                <mrow>
                  <mi>i</mi>
                  <mi>,</mi>
                  <mi>j</mi>
                </mrow>
              </munder>
              <mi/>
            </mrow>
            <mrow>
              <munder>
                <mo stretchy="false">∫</mo>
                <mrow>
                  <mi>n</mi>
                  <mi>,</mi>
                  <mi>m</mi>
                </mrow>
              </munder>
              <mi/>
            </mrow>
            <msub>
              <mo stretchy="false">α</mo>
              <mrow>
                <mi mathvariant="italic">ij</mi>
              </mrow>
            </msub>
            <mrow>
              <mo stretchy="false">(</mo>
              <mrow>
                <mo stretchy="false">ϕ</mo>
              </mrow>
              <mo stretchy="false">)</mo>
            </mrow>
            <mi/>
            <msubsup>
              <mi>c</mi>
              <mi>n</mi>
              <mrow>
                <mrow>
                  <mo stretchy="false">(</mo>
                  <mrow>
                    <mi>i</mi>
                  </mrow>
                  <mo stretchy="false">)</mo>
                </mrow>
              </mrow>
            </msubsup>
            <mi/>
            <msubsup>
              <mi>d</mi>
              <mi>m</mi>
              <mrow>
                <mrow>
                  <mo stretchy="false">(</mo>
                  <mrow>
                    <mi>j</mi>
                  </mrow>
                  <mo stretchy="false">)</mo>
                </mrow>
              </mrow>
            </msubsup>
            <mi/>
            <mfenced open="∣" close="〉">
              <mrow>
                <msubsup>
                  <mi>a</mi>
                  <mi>n</mi>
                  <mrow>
                    <mrow>
                      <mo stretchy="false">(</mo>
                      <mrow>
                        <mn>1</mn>
                      </mrow>
                      <mo stretchy="false">)</mo>
                    </mrow>
                  </mrow>
                </msubsup>
              </mrow>
            </mfenced>
            <mi/>
            <mfenced open="∣" close="〉">
              <mrow>
                <msubsup>
                  <mi>b</mi>
                  <mi>m</mi>
                  <mrow>
                    <mrow>
                      <mo stretchy="false">(</mo>
                      <mrow>
                        <mn>2</mn>
                      </mrow>
                      <mo stretchy="false">)</mo>
                    </mrow>
                  </mrow>
                </msubsup>
              </mrow>
            </mfenced>
            <mrow>
              <mi/>
              <mo stretchy="false">=</mo>
              <mi/>
            </mrow>
            <mrow>
              <munder>
                <mo stretchy="false">∫</mo>
                <mrow>
                  <mi>m</mi>
                  <mi>,</mi>
                  <mi>n</mi>
                </mrow>
              </munder>
              <mi/>
            </mrow>
            <msub>
              <mo stretchy="false">γ</mo>
              <mrow>
                <mi mathvariant="italic">nm</mi>
              </mrow>
            </msub>
            <mrow>
              <mo stretchy="false">(</mo>
              <mrow>
                <mo stretchy="false">ϕ</mo>
              </mrow>
              <mo stretchy="false">)</mo>
            </mrow>
            <mi/>
            <mfenced open="∣" close="〉">
              <mrow>
                <msub>
                  <mi>a</mi>
                  <mi>n</mi>
                </msub>
                <msub>
                  <mi>b</mi>
                  <mi>m</mi>
                </msub>
              </mrow>
            </mfenced>
          </mrow>
        </mtd>
      </mtr>
      <mtr>
        <mtd>
          <mrow>
            <msub>
              <mo stretchy="false">γ</mo>
              <mrow>
                <mi mathvariant="italic">nm</mi>
              </mrow>
            </msub>
            <mrow>
              <mo stretchy="false">(</mo>
              <mrow>
                <mo stretchy="false">ϕ</mo>
              </mrow>
              <mo stretchy="false">)</mo>
            </mrow>
            <mrow>
              <mi/>
              <mo stretchy="false">=</mo>
              <mi/>
            </mrow>
            <mrow>
              <munder>
                <mo stretchy="false">∫</mo>
                <mrow>
                  <mi>i</mi>
                  <mi>,</mi>
                  <mi>j</mi>
                </mrow>
              </munder>
              <mi/>
            </mrow>
            <msub>
              <mo stretchy="false">α</mo>
              <mrow>
                <mi mathvariant="italic">ij</mi>
              </mrow>
            </msub>
            <mrow>
              <mo stretchy="false">(</mo>
              <mrow>
                <mo stretchy="false">ϕ</mo>
              </mrow>
              <mo stretchy="false">)</mo>
            </mrow>
            <mi/>
            <msubsup>
              <mi>c</mi>
              <mi>n</mi>
              <mrow>
                <mrow>
                  <mo stretchy="false">(</mo>
                  <mrow>
                    <mi>i</mi>
                  </mrow>
                  <mo stretchy="false">)</mo>
                </mrow>
              </mrow>
            </msubsup>
            <mi/>
            <msubsup>
              <mi>d</mi>
              <mi>m</mi>
              <mrow>
                <mrow>
                  <mo stretchy="false">(</mo>
                  <mrow>
                    <mi>j</mi>
                  </mrow>
                  <mo stretchy="false">)</mo>
                </mrow>
              </mrow>
            </msubsup>
            <mrow>
              <mi/>
              <mo stretchy="false">∈</mo>
              <mi/>
            </mrow>
            <mo stretchy="false">ℂ</mo>
          </mrow>
        </mtd>
      </mtr>
    </mtable>
    <annotation encoding="StarMath 5.0">left lline 
 %iphi _2  
right rangle ~=~ 

int from {i,j} ` int from {n,m} ` 
%ialpha _{ij} (%iphi) ` c _n ^{(i)} ` d _m ^{(j)} 
` 
left lline 
 a _n ^{(1)} 
right rangle 
` 
left lline 
 b _m ^{(2)} 
right rangle ~=~ 

int from {m,n} ` %igamma _{nm} (%iphi) 
` 
left lline 
 a _n 
 b _m 
right rangle 
newline

%igamma _{nm} (%iphi) ~=~ 
int from {i,j} ` %ialpha _{ij} (%iphi) ` c _n ^{(i)} ` d _m ^{(j)} ~in~ setC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4T21:45:59.620000000</meta:creation-date>
    <meta:generator>LibreOffice/4.1.4.2$Windows_x86 LibreOffice_project/0a0440ccc0227ad9829de5f46be37cfb6edcf72</meta:generator>
  </office:meta>
</office:document-meta>
</file>